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pués de haber estado usando SASS para realizar el CV y también tras investigar sobre este me he podido percatar que te da muchísimas más posibilidades a la hora de poder realizar un front-end de la manera más óptima, y sobre todo rápida. A la hora de generalizar tanto las cosas usando variables, se hace mucho más intuitivo y fácil de recordar el hecho de usar las variables en vez de medidas o colores concretos que habría que buscar y/o copiar. Además de esto se puede ahorrar bastante código gracias a la capacidad de anidación que tiene. En resumidas cuentas creo que es algo que me va a gustar mucho conocer y de lo cual me enriqueceré bas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S</meta:editing-duration>
    <meta:editing-cycles>3</meta:editing-cycles>
    <meta:generator>OpenOffice/4.1.6$Win32 OpenOffice.org_project/416m1$Build-9790</meta:generator>
    <dc:date>2020-03-28T01:22:21.77</dc:date>
    <meta:document-statistic meta:table-count="0" meta:image-count="0" meta:object-count="0" meta:page-count="1" meta:paragraph-count="1" meta:word-count="118" meta:character-count="654"/>
    <dc:creator>Juan González Cabezuelo</dc:creator>
    <meta:user-defined meta:name="Info 1"/>
    <meta:user-defined meta:name="Info 2"/>
    <meta:user-defined meta:name="Info 3"/>
    <meta:user-defined meta:name="Info 4"/>
  </office:meta>
</office:document-meta>
</file>